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margin-left="0in" fo:margin-right="0in" fo:text-indent="0.4366in" style:auto-text-indent="false" fo:background-color="transparent"/>
      <style:text-properties fo:language="uk" fo:country="UA" officeooo:rsid="001fc84a" officeooo:paragraph-rsid="001fb655" style:font-size-asian="10.5pt" style:language-asian="zxx" style:country-asian="none" style:language-complex="zxx" style:country-complex="none" loext:shadow="none"/>
    </style:style>
    <style:style style:name="P2" style:family="paragraph" style:parent-style-name="Standard">
      <loext:graphic-properties draw:fill="none"/>
      <style:paragraph-properties fo:margin-left="0in" fo:margin-right="0in" fo:text-align="center" style:justify-single-word="false" fo:text-indent="0.4366in" style:auto-text-indent="false" fo:background-color="transparent"/>
      <style:text-properties fo:language="uk" fo:country="UA" officeooo:rsid="001fc84a" officeooo:paragraph-rsid="001fc84a" style:font-size-asian="10.5pt" style:language-asian="zxx" style:country-asian="none" style:language-complex="zxx" style:country-complex="none" loext:shadow="none"/>
    </style:style>
    <style:style style:name="P3" style:family="paragraph" style:parent-style-name="Standard">
      <loext:graphic-properties draw:fill="none"/>
      <style:paragraph-properties fo:margin-left="0in" fo:margin-right="0in" fo:text-align="end" style:justify-single-word="false" fo:text-indent="0.4366in" style:auto-text-indent="false" fo:background-color="transparent"/>
      <style:text-properties fo:language="uk" fo:country="UA" officeooo:rsid="001fc84a" officeooo:paragraph-rsid="001fc84a" style:font-size-asian="10.5pt" style:language-asian="zxx" style:country-asian="none" style:language-complex="zxx" style:country-complex="none"/>
    </style:style>
    <style:style style:name="P4" style:family="paragraph" style:parent-style-name="Standard">
      <loext:graphic-properties draw:fill="none"/>
      <style:paragraph-properties fo:margin-left="0in" fo:margin-right="0in" fo:text-indent="0.4366in" style:auto-text-indent="false" fo:background-color="transparent"/>
      <style:text-properties fo:language="uk" fo:country="UA" officeooo:rsid="001fb655" officeooo:paragraph-rsid="001fb655" style:font-size-asian="10.5pt" style:language-asian="zxx" style:country-asian="none" style:language-complex="zxx" style:country-complex="none" loext:shadow="none"/>
    </style:style>
    <style:style style:name="P5" style:family="paragraph" style:parent-style-name="Standard">
      <loext:graphic-properties draw:fill="none"/>
      <style:paragraph-properties fo:margin-left="0in" fo:margin-right="0in" fo:text-align="end" style:justify-single-word="false" fo:text-indent="0.4366in" style:auto-text-indent="false" fo:background-color="transparent"/>
      <style:text-properties fo:language="uk" fo:country="UA" officeooo:rsid="001fb655" officeooo:paragraph-rsid="001fc84a" style:font-size-asian="10.5pt" style:language-asian="zxx" style:country-asian="none" style:language-complex="zxx" style:country-complex="none" loext:shadow="none"/>
    </style:style>
    <style:style style:name="P6" style:family="paragraph" style:parent-style-name="Standard">
      <loext:graphic-properties draw:fill="none"/>
      <style:paragraph-properties fo:margin-left="0in" fo:margin-right="0in" fo:text-indent="0.4366in" style:auto-text-indent="false" fo:background-color="transparent"/>
      <style:text-properties officeooo:paragraph-rsid="00210743"/>
    </style:style>
    <style:style style:name="P7" style:family="paragraph" style:parent-style-name="Standard">
      <loext:graphic-properties draw:fill="none"/>
      <style:paragraph-properties fo:margin-left="0in" fo:margin-right="0in" fo:text-indent="0.4366in" style:auto-text-indent="false" fo:background-color="transparent"/>
      <style:text-properties officeooo:rsid="00210743" officeooo:paragraph-rsid="00210743"/>
    </style:style>
    <style:style style:name="P8" style:family="paragraph" style:parent-style-name="Standard" style:master-page-name="">
      <loext:graphic-properties draw:fill="none"/>
      <style:paragraph-properties fo:margin-left="0in" fo:margin-right="0in" fo:text-align="end" style:justify-single-word="false" fo:text-indent="0.4366in" style:auto-text-indent="false" style:page-number="auto" fo:background-color="transparent"/>
      <style:text-properties fo:language="uk" fo:country="UA" officeooo:rsid="001fc84a" officeooo:paragraph-rsid="001fc84a" style:font-size-asian="10.5pt" style:language-asian="zxx" style:country-asian="none" style:language-complex="zxx" style:country-complex="none"/>
    </style:style>
    <style:style style:name="T1" style:family="text">
      <style:text-properties fo:language="uk" fo:country="UA" officeooo:rsid="001fc84a" style:font-size-asian="10.5pt" style:language-asian="zxx" style:country-asian="none" style:language-complex="zxx" style:country-complex="none" loext:shadow="none"/>
    </style:style>
    <style:style style:name="T2" style:family="text">
      <style:text-properties fo:language="uk" fo:country="UA" officeooo:rsid="001fedeb" style:font-size-asian="10.5pt" style:language-asian="zxx" style:country-asian="none" style:language-complex="zxx" style:country-complex="none" loext:shadow="none"/>
    </style:style>
    <style:style style:name="T3" style:family="text">
      <style:text-properties fo:language="uk" fo:country="UA" officeooo:rsid="00210743" style:font-size-asian="10.5pt" style:language-asian="zxx" style:country-asian="none" style:language-complex="zxx" style:country-complex="none" loext:shadow="none"/>
    </style:style>
    <style:style style:name="T4" style:family="text">
      <style:text-properties fo:language="uk" fo:country="UA" style:font-size-asian="10.5pt" style:language-asian="zxx" style:country-asian="none" style:language-complex="zxx" style:country-complex="none" loext:shadow="none"/>
    </style:style>
    <style:style style:name="T5" style:family="text">
      <style:text-properties fo:language="uk" fo:country="UA" officeooo:rsid="002186d8" style:font-size-asian="10.5pt" style:language-asian="zxx" style:country-asian="none" style:language-complex="zxx" style:country-complex="none" loext:shadow="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Гаврюшенко Анастасія</text:p>
      <text:p text:style-name="P3">Прикладна та теоретична статистика</text:p>
      <text:p text:style-name="P5"/>
      <text:p text:style-name="P2">Сучастний стан, основні проблеми та шляхи розвитку студенського самоврядування у вищому навчальному закладі.</text:p>
      <text:p text:style-name="P4"/>
      <text:p text:style-name="P6"><text:span text:style-name="T1">Я почну доповідь з опису поточного становища життя студенської спільноти. Є декілька, так би мовити, вертикальних та горизонтальних рівнів функцінува</text:span><text:span text:style-name="T2">н</text:span><text:span text:style-name="T1">ня.</text:span></text:p>
      <text:p text:style-name="P6"><text:span text:style-name="T2">Ми маємо загальний студенській парламент (комітет), спільний для всього університету, на склад якого ми маємо змогу впливати шляхом голосування. В цьому місці має сенс зупинитися та зробити декілька ремарок. Хоча вся ця система існує стабільно вже багато років, студентів на перших роках навчання ніхто не повідомляє про це та не пояснює її функцінювання, тому або студент змушений самостійно вишукувати інформацію та задавати прямі питання старшим студентам, або він апріорно втрачає деякі превілегії, на які він має права. Вибори проводяться неорганізовано, в неочікуванний день та час, тому їх результати досить випадкові та на стороні </text:span><text:span text:style-name="T3">спритніших факультетів. Участники всеуніверситетського комітену мають можливість проводити деякі конкурси (зазвичай це Міс та Містер факультету та університету), виступи, доклади та мастер-класи, а також розподіляти бюджет на їх організацію. Зрозуміло, що це є важливим та моє значний вплив на студенське життя загалом. Оосбливо мені не дуже подобається основний напрямок цих подій (зазвичай це танцевалі івенти, конкурс талантів чи щось схоже), вони всі дуже схожі один на одний та якость розділяють людей на сцені від аудіторії.</text:span></text:p>
      <text:p text:style-name="P7"><text:span text:style-name="T3">О</text:span><text:span text:style-name="T4">тже, це був найвищій рівень, далі йдуть студенти, які мають прямий доступ до “верхівки” чи до Червоного корпусу. Отже, вони можуть допомагати в організації цих подій локально, погоджувати це з деканатом та отримувати звільнення від занять, або займатися студентськими проїздними документами на громадський транспорт, чи </text:span><text:span text:style-name="T5">дізнаватися про дружні івенти інших факультетів / дружніх організацій та запрошувати туди друзів. Як я дізналася нещодавно, в нас є деякі льготи на деякі тури по Україні, отже <text:s/>є можливим провести час із однокурсниками та витратити меньше. Все це дуже схоже на радянську організацію комунікації, де все було у дифіциті та треба знати правильних людей, щоб отримати доступ до благ, що і смішно, і сумно насправді.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7T19:10:17.437550793</meta:creation-date>
    <dc:date>2019-12-17T20:54:37.521017059</dc:date>
    <meta:editing-duration>PT5M17S</meta:editing-duration>
    <meta:editing-cycles>1</meta:editing-cycles>
    <meta:document-statistic meta:table-count="0" meta:image-count="0" meta:object-count="0" meta:page-count="1" meta:paragraph-count="6" meta:word-count="318" meta:character-count="2218" meta:non-whitespace-character-count="1904"/>
    <meta:generator>LibreOffice/6.0.7.3$Linux_X86_64 LibreOffice_project/00m0$Build-3</meta:generator>
  </office:meta>
</office:document-meta>
</file>